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recma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ring[] lines =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SING IN CURSOR #140603589769800 len=49 dep=2 uid=0 oct=3 lid=0 tim=2359115366 hv=1758550401 ad='60f33380' sqlid='0a7q9v9nd2qc1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ect count(*) from association$ where obj# = :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 OF STM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SE #140603589769800:c=0,e=14,p=0,cr=0,cu=0,mis=0,r=0,dep=2,og=4,plh=3747789477,tim=2359115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 #140603589769800:c=0,e=16,p=0,cr=0,cu=0,mis=0,r=0,dep=2,og=4,plh=3747789477,tim=2359115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TCH #140603589769800:c=0,e=9,p=0,cr=1,cu=0,mis=0,r=1,dep=2,og=4,plh=3747789477,tim=2359115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 #140603589769800 id=1 cnt=1 pid=0 pos=1 obj=0 op='SORT AGGREGATE (cr=1 pr=0 pw=0 str=1 time=12 us)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 #140603589769800 id=2 cnt=0 pid=1 pos=1 obj=636 op='INDEX RANGE SCAN ASSOC1 (cr=1 pr=0 pw=0 str=1 time=8 us cost=0 size=13 card=1)'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ARSE ERROR #140729315264320:len=3885 dep=0 uid=105 oct=1 lid=105 tim=100406013140 err=92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ursorNumb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<text:s text:c="6"/>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nt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st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p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r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g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h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z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li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11:29:16.975529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1:31:29.272390115</dc:date>
    <meta:editing-duration>PT22M39S</meta:editing-duration>
    <meta:editing-cycles>3</meta:editing-cycles>
    <meta:generator>LibreOffice/5.3.6.1$Linux_X86_64 LibreOffice_project/30$Build-1</meta:generator>
    <meta:document-statistic meta:table-count="1" meta:cell-count="111" meta:object-count="0"/>
  </office:meta>
</office:document-meta>
</file>